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cm" fo:min-width="1.7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8cm" fo:min-width="1.75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svg:stroke-color="#00a933" draw:marker-end="Puntas_20_de_20_flecha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7" style:family="graphic" style:parent-style-name="objectwithoutfill">
      <style:graphic-properties svg:stroke-color="#000000" draw:marker-end="Puntas_20_de_20_flecha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fo:min-height="0.32cm"/>
      <style:paragraph-properties style:writing-mode="lr-tb"/>
    </style:style>
    <style:style style:name="gr10" style:family="graphic" style:parent-style-name="standard">
      <style:graphic-properties draw:stroke="none" svg:stroke-color="#000000" draw:fill="none" fo:min-height="0.2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8pt" style:font-size-asian="8pt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5cm" svg:height="15.25cm" svg:x="1.25cm" svg:y="1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5cm" svg:height="8.25cm" svg:x="3.5cm" svg:y="16.7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25cm" svg:y1="7.75cm" svg:x2="1.25cm" svg:y2="27.75cm">
          <text:p/>
        </draw:line>
        <draw:line draw:style-name="gr4" draw:text-style-name="P2" draw:layer="layout" svg:x1="1.25cm" svg:y1="8.569cm" svg:x2="2cm" svg:y2="8.569cm">
          <text:p/>
        </draw:line>
        <draw:frame draw:style-name="gr5" draw:text-style-name="P4" draw:layer="layout" svg:width="7.25cm" svg:height="0.569cm" svg:x="2.25cm" svg:y="8.25cm">
          <draw:text-box>
            <text:p text:style-name="P3"><text:span text:style-name="T1">Carga del fichero de configuracion</text:span></text:p>
          </draw:text-box>
        </draw:frame>
        <draw:line draw:style-name="gr4" draw:text-style-name="P2" draw:layer="layout" svg:x1="1.25cm" svg:y1="8cm" svg:x2="2cm" svg:y2="8cm">
          <text:p/>
        </draw:line>
        <draw:frame draw:style-name="gr5" draw:text-style-name="P4" draw:layer="layout" svg:width="4cm" svg:height="0.569cm" svg:x="2.25cm" svg:y="7.75cm">
          <draw:text-box>
            <text:p text:style-name="P3"><text:span text:style-name="T1">Declaración de variables</text:span></text:p>
          </draw:text-box>
        </draw:frame>
        <draw:line draw:style-name="gr4" draw:text-style-name="P2" draw:layer="layout" svg:x1="1.25cm" svg:y1="9.069cm" svg:x2="2cm" svg:y2="9.069cm">
          <text:p/>
        </draw:line>
        <draw:frame draw:style-name="gr5" draw:text-style-name="P4" draw:layer="layout" svg:width="4cm" svg:height="0.569cm" svg:x="2.25cm" svg:y="8.75cm">
          <draw:text-box>
            <text:p text:style-name="P3"><text:span text:style-name="T1">Importación de procesos</text:span></text:p>
          </draw:text-box>
        </draw:frame>
        <draw:line draw:style-name="gr4" draw:text-style-name="P2" draw:layer="layout" svg:x1="1.25cm" svg:y1="9.5cm" svg:x2="2cm" svg:y2="9.5cm">
          <text:p/>
        </draw:line>
        <draw:frame draw:style-name="gr5" draw:text-style-name="P4" draw:layer="layout" svg:width="4cm" svg:height="0.569cm" svg:x="2.25cm" svg:y="9.25cm">
          <draw:text-box>
            <text:p text:style-name="P3"><text:span text:style-name="T1">Chequeo del entorno</text:span></text:p>
          </draw:text-box>
        </draw:frame>
        <draw:line draw:style-name="gr4" draw:text-style-name="P2" draw:layer="layout" svg:x1="1.25cm" svg:y1="10cm" svg:x2="2cm" svg:y2="10cm">
          <text:p/>
        </draw:line>
        <draw:frame draw:style-name="gr5" draw:text-style-name="P4" draw:layer="layout" svg:width="4cm" svg:height="0.569cm" svg:x="2.25cm" svg:y="9.75cm">
          <draw:text-box>
            <text:p text:style-name="P3"><text:span text:style-name="T1">Limpieza de temporales</text:span></text:p>
          </draw:text-box>
        </draw:frame>
        <draw:line draw:style-name="gr4" draw:text-style-name="P2" draw:layer="layout" svg:x1="1.25cm" svg:y1="10.5cm" svg:x2="2cm" svg:y2="10.5cm">
          <text:p/>
        </draw:line>
        <draw:frame draw:style-name="gr6" draw:text-style-name="P4" draw:layer="layout" svg:width="5.25cm" svg:height="0.569cm" svg:x="2.25cm" svg:y="10.25cm">
          <draw:text-box>
            <text:p text:style-name="P3"><text:span text:style-name="T1">Backup imagenes de creditos</text:span></text:p>
          </draw:text-box>
        </draw:frame>
        <draw:line draw:style-name="gr4" draw:text-style-name="P2" draw:layer="layout" svg:x1="1.25cm" svg:y1="11.069cm" svg:x2="2cm" svg:y2="11.069cm">
          <text:p/>
        </draw:line>
        <draw:frame draw:style-name="gr5" draw:text-style-name="P4" draw:layer="layout" svg:width="5cm" svg:height="0.569cm" svg:x="2.25cm" svg:y="10.75cm">
          <draw:text-box>
            <text:p text:style-name="P3"><text:span text:style-name="T1">Creacion imagenes miniatura</text:span></text:p>
          </draw:text-box>
        </draw:frame>
        <draw:line draw:style-name="gr4" draw:text-style-name="P2" draw:layer="layout" svg:x1="3.5cm" svg:y1="12.319cm" svg:x2="4.25cm" svg:y2="12.319cm">
          <text:p/>
        </draw:line>
        <draw:frame draw:style-name="gr5" draw:text-style-name="P4" draw:layer="layout" svg:width="4cm" svg:height="0.569cm" svg:x="4.5cm" svg:y="12cm">
          <draw:text-box>
            <text:p text:style-name="P3"><text:span text:style-name="T1">Eliminar ficheros no comics</text:span></text:p>
          </draw:text-box>
        </draw:frame>
        <draw:line draw:style-name="gr4" draw:text-style-name="P2" draw:layer="layout" svg:x1="3.5cm" svg:y1="12.819cm" svg:x2="4.25cm" svg:y2="12.819cm">
          <text:p/>
        </draw:line>
        <draw:frame draw:style-name="gr6" draw:text-style-name="P4" draw:layer="layout" svg:width="8cm" svg:height="0.569cm" svg:x="4.5cm" svg:y="12.5cm">
          <draw:text-box>
            <text:p text:style-name="P3"><text:span text:style-name="T1">Limpieza y renombrado del nombre del directorio </text:span></text:p>
          </draw:text-box>
        </draw:frame>
        <draw:line draw:style-name="gr7" draw:text-style-name="P2" draw:layer="layout" svg:x1="3.5cm" svg:y1="13.319cm" svg:x2="4.25cm" svg:y2="13.319cm">
          <text:p/>
        </draw:line>
        <draw:line draw:style-name="gr7" draw:text-style-name="P2" draw:layer="layout" svg:x1="3.5cm" svg:y1="13.819cm" svg:x2="4.25cm" svg:y2="13.819cm">
          <text:p/>
        </draw:line>
        <draw:frame draw:style-name="gr5" draw:text-style-name="P4" draw:layer="layout" svg:width="7cm" svg:height="0.569cm" svg:x="4.5cm" svg:y="13.5cm">
          <draw:text-box>
            <text:p text:style-name="P3"><text:span text:style-name="T1">Obtención del nombre de la serie</text:span></text:p>
          </draw:text-box>
        </draw:frame>
        <draw:line draw:style-name="gr7" draw:text-style-name="P2" draw:layer="layout" svg:x1="3.5cm" svg:y1="14.319cm" svg:x2="4.25cm" svg:y2="14.319cm">
          <text:p/>
        </draw:line>
        <draw:line draw:style-name="gr4" draw:text-style-name="P2" draw:layer="layout" svg:x1="3.5cm" svg:y1="14.819cm" svg:x2="4.25cm" svg:y2="14.819cm">
          <text:p/>
        </draw:line>
        <draw:frame draw:style-name="gr5" draw:text-style-name="P4" draw:layer="layout" svg:width="9.5cm" svg:height="0.569cm" svg:x="4.5cm" svg:y="14.5cm">
          <draw:text-box>
            <text:p text:style-name="P3"><text:span text:style-name="T1">Mover todos los comics al directorio raiz</text:span></text:p>
          </draw:text-box>
        </draw:frame>
        <draw:line draw:style-name="gr4" draw:text-style-name="P2" draw:layer="layout" svg:x1="5.75cm" svg:y1="17.432cm" svg:x2="6.5cm" svg:y2="17.432cm">
          <text:p/>
        </draw:line>
        <draw:line draw:style-name="gr7" draw:text-style-name="P2" draw:layer="layout" svg:x1="3.5cm" svg:y1="15.75cm" svg:x2="4.25cm" svg:y2="15.75cm">
          <text:p/>
        </draw:line>
        <draw:frame draw:style-name="gr6" draw:text-style-name="P4" draw:layer="layout" svg:width="7.75cm" svg:height="0.569cm" svg:x="4.5cm" svg:y="15.5cm">
          <draw:text-box>
            <text:p text:style-name="P3"><text:span text:style-name="T1">Creo fichero cvinfo (para Comicrack)</text:span></text:p>
          </draw:text-box>
        </draw:frame>
        <draw:frame draw:style-name="gr8" draw:text-style-name="P6" draw:layer="layout" svg:width="2.25cm" svg:height="1.361cm" svg:x="1.25cm" svg:y="11.75cm">
          <draw:text-box>
            <text:p text:style-name="P5">BUCLE</text:p>
            <text:p text:style-name="P5">SERIE</text:p>
          </draw:text-box>
        </draw:frame>
        <draw:frame draw:style-name="gr8" draw:text-style-name="P6" draw:layer="layout" svg:width="2.25cm" svg:height="1.361cm" svg:x="1.25cm" svg:y="11.751cm">
          <draw:text-box>
            <text:p text:style-name="P5">BUCLE</text:p>
            <text:p text:style-name="P5">SERIE</text:p>
          </draw:text-box>
        </draw:frame>
        <draw:frame draw:style-name="gr8" draw:text-style-name="P6" draw:layer="layout" svg:width="2.25cm" svg:height="1.361cm" svg:x="3.5cm" svg:y="16.75cm">
          <draw:text-box>
            <text:p text:style-name="P5">BUCLE</text:p>
            <text:p text:style-name="P5">COMIC</text:p>
          </draw:text-box>
        </draw:frame>
        <draw:frame draw:style-name="gr5" draw:text-style-name="P4" draw:layer="layout" svg:width="8cm" svg:height="0.569cm" svg:x="4.5cm" svg:y="14cm">
          <draw:text-box>
            <text:p text:style-name="P3"><text:span text:style-name="T1">Obtencion de ComicVine datos de la serie y de los comics</text:span></text:p>
          </draw:text-box>
        </draw:frame>
        <draw:frame draw:style-name="gr9" draw:text-style-name="P7" draw:layer="layout" svg:width="7.178cm" svg:height="0.57cm" svg:x="6.75cm" svg:y="17.18cm">
          <draw:text-box>
            <text:p><text:span text:style-name="T1">Descomprimo el comic</text:span></text:p>
          </draw:text-box>
        </draw:frame>
        <draw:frame draw:style-name="gr9" draw:text-style-name="P7" draw:layer="layout" svg:width="7.178cm" svg:height="0.57cm" svg:x="4.5cm" svg:y="15cm">
          <draw:text-box>
            <text:p><text:span text:style-name="T1">Limpieza y renombrado del nombre de los comics</text:span></text:p>
          </draw:text-box>
        </draw:frame>
        <draw:line draw:style-name="gr4" draw:text-style-name="P2" draw:layer="layout" svg:x1="3.5cm" svg:y1="15.25cm" svg:x2="4.25cm" svg:y2="15.25cm">
          <text:p/>
        </draw:line>
        <draw:frame draw:style-name="gr9" draw:text-style-name="P7" draw:layer="layout" svg:width="7.178cm" svg:height="0.57cm" svg:x="6.75cm" svg:y="18.25cm">
          <draw:text-box>
            <text:p><text:span text:style-name="T1">Elimino ficheros de imagen menores de 5K</text:span></text:p>
          </draw:text-box>
        </draw:frame>
        <draw:line draw:style-name="gr4" draw:text-style-name="P2" draw:layer="layout" svg:x1="5.75cm" svg:y1="18cm" svg:x2="6.5cm" svg:y2="18cm">
          <text:p/>
        </draw:line>
        <draw:frame draw:style-name="gr9" draw:text-style-name="P7" draw:layer="layout" svg:width="7.178cm" svg:height="0.57cm" svg:x="6.75cm" svg:y="17.68cm">
          <draw:text-box>
            <text:p><text:span text:style-name="T1">Modifico los atributos de los ficheros de imagen</text:span></text:p>
          </draw:text-box>
        </draw:frame>
        <draw:line draw:style-name="gr4" draw:text-style-name="P2" draw:layer="layout" svg:x1="5.75cm" svg:y1="18.5cm" svg:x2="6.5cm" svg:y2="18.5cm">
          <text:p/>
        </draw:line>
        <draw:line draw:style-name="gr4" draw:text-style-name="P2" draw:layer="layout" svg:x1="5.75cm" svg:y1="19.002cm" svg:x2="6.5cm" svg:y2="19.002cm">
          <text:p/>
        </draw:line>
        <draw:frame draw:style-name="gr9" draw:text-style-name="P7" draw:layer="layout" svg:width="7.178cm" svg:height="0.57cm" svg:x="6.772cm" svg:y="18.75cm">
          <draw:text-box>
            <text:p><text:span text:style-name="T1">Borro directorios de MAC</text:span></text:p>
          </draw:text-box>
        </draw:frame>
        <draw:line draw:style-name="gr4" draw:text-style-name="P2" draw:layer="layout" svg:x1="5.75cm" svg:y1="19.502cm" svg:x2="6.5cm" svg:y2="19.502cm">
          <text:p/>
        </draw:line>
        <draw:frame draw:style-name="gr9" draw:text-style-name="P7" draw:layer="layout" svg:width="7.178cm" svg:height="0.57cm" svg:x="6.772cm" svg:y="19.25cm">
          <draw:text-box>
            <text:p><text:span text:style-name="T1">Borro ficheros que no son del comic</text:span></text:p>
          </draw:text-box>
        </draw:frame>
        <draw:line draw:style-name="gr4" draw:text-style-name="P2" draw:layer="layout" svg:x1="5.75cm" svg:y1="20.002cm" svg:x2="6.5cm" svg:y2="20.002cm">
          <text:p/>
        </draw:line>
        <draw:frame draw:style-name="gr9" draw:text-style-name="P7" draw:layer="layout" svg:width="7.178cm" svg:height="0.57cm" svg:x="6.772cm" svg:y="19.75cm">
          <draw:text-box>
            <text:p><text:span text:style-name="T1">Borro ficheros de imagenes de creditos</text:span></text:p>
          </draw:text-box>
        </draw:frame>
        <draw:line draw:style-name="gr4" draw:text-style-name="P2" draw:layer="layout" svg:x1="5.75cm" svg:y1="20.502cm" svg:x2="6.5cm" svg:y2="20.502cm">
          <text:p/>
        </draw:line>
        <draw:frame draw:style-name="gr9" draw:text-style-name="P7" draw:layer="layout" svg:width="12.728cm" svg:height="0.57cm" svg:x="6.772cm" svg:y="20.25cm">
          <draw:text-box>
            <text:p><text:span text:style-name="T1">Mejoro calidad y tamaño de las imagenes <text:s/></text:span></text:p>
          </draw:text-box>
        </draw:frame>
        <draw:line draw:style-name="gr7" draw:text-style-name="P2" draw:layer="layout" svg:x1="5.75cm" svg:y1="21.002cm" svg:x2="6.5cm" svg:y2="21.002cm">
          <text:p/>
        </draw:line>
        <draw:frame draw:style-name="gr10" draw:text-style-name="P7" draw:layer="layout" svg:width="8.228cm" svg:height="0.569cm" svg:x="6.772cm" svg:y="20.75cm">
          <draw:text-box>
            <text:p><text:span text:style-name="T1">Obtengo de ComicVine los datos del comic (scrapping)</text:span></text:p>
          </draw:text-box>
        </draw:frame>
        <draw:line draw:style-name="gr4" draw:text-style-name="P2" draw:layer="layout" svg:x1="5.75cm" svg:y1="21.502cm" svg:x2="6.5cm" svg:y2="21.502cm">
          <text:p/>
        </draw:line>
        <draw:frame draw:style-name="gr9" draw:text-style-name="P7" draw:layer="layout" svg:width="7.178cm" svg:height="0.57cm" svg:x="6.772cm" svg:y="21.25cm">
          <draw:text-box>
            <text:p><text:span text:style-name="T1">Creo el nuevo comic</text:span></text:p>
          </draw:text-box>
        </draw:frame>
        <draw:line draw:style-name="gr4" draw:text-style-name="P2" draw:layer="layout" svg:x1="5.75cm" svg:y1="22.002cm" svg:x2="6.5cm" svg:y2="22.002cm">
          <text:p/>
        </draw:line>
        <draw:frame draw:style-name="gr9" draw:text-style-name="P7" draw:layer="layout" svg:width="7.178cm" svg:height="0.57cm" svg:x="6.772cm" svg:y="21.75cm">
          <draw:text-box>
            <text:p><text:span text:style-name="T1">Comprimo los ficheros de imagenes</text:span></text:p>
          </draw:text-box>
        </draw:frame>
        <draw:line draw:style-name="gr4" draw:text-style-name="P2" draw:layer="layout" svg:x1="5.75cm" svg:y1="22.502cm" svg:x2="6.5cm" svg:y2="22.502cm">
          <text:p/>
        </draw:line>
        <draw:frame draw:style-name="gr9" draw:text-style-name="P7" draw:layer="layout" svg:width="7.178cm" svg:height="0.57cm" svg:x="6.772cm" svg:y="22.25cm">
          <draw:text-box>
            <text:p><text:span text:style-name="T1">Compruebo el nuevo comic</text:span></text:p>
          </draw:text-box>
        </draw:frame>
        <draw:line draw:style-name="gr7" draw:text-style-name="P2" draw:layer="layout" svg:x1="5.75cm" svg:y1="23.002cm" svg:x2="6.5cm" svg:y2="23.002cm">
          <text:p/>
        </draw:line>
        <draw:frame draw:style-name="gr9" draw:text-style-name="P7" draw:layer="layout" svg:width="7.178cm" svg:height="0.57cm" svg:x="6.772cm" svg:y="22.75cm">
          <draw:text-box>
            <text:p><text:span text:style-name="T1">Renombro el comic con datos del scrapping</text:span></text:p>
          </draw:text-box>
        </draw:frame>
        <draw:line draw:style-name="gr4" draw:text-style-name="P2" draw:layer="layout" svg:x1="5.75cm" svg:y1="23.502cm" svg:x2="6.5cm" svg:y2="23.502cm">
          <text:p/>
        </draw:line>
        <draw:frame draw:style-name="gr9" draw:text-style-name="P7" draw:layer="layout" svg:width="7.178cm" svg:height="0.57cm" svg:x="6.772cm" svg:y="23.25cm">
          <draw:text-box>
            <text:p><text:span text:style-name="T1">Limpio temporales</text:span></text:p>
          </draw:text-box>
        </draw:frame>
        <draw:line draw:style-name="gr4" draw:text-style-name="P2" draw:layer="layout" svg:x1="5.75cm" svg:y1="24.002cm" svg:x2="6.5cm" svg:y2="24.002cm">
          <text:p/>
        </draw:line>
        <draw:line draw:style-name="gr7" draw:text-style-name="P2" draw:layer="layout" svg:x1="5.75cm" svg:y1="24.502cm" svg:x2="6.5cm" svg:y2="24.502cm">
          <text:p/>
        </draw:line>
        <draw:line draw:style-name="gr3" draw:text-style-name="P2" draw:layer="layout" svg:x1="13.75cm" svg:y1="18.5cm" svg:x2="13.75cm" svg:y2="20.25cm">
          <text:p/>
        </draw:line>
        <draw:line draw:style-name="gr4" draw:text-style-name="P2" draw:layer="layout" svg:x1="12.25cm" svg:y1="20cm" svg:x2="13.75cm" svg:y2="20cm">
          <text:p/>
        </draw:line>
        <draw:line draw:style-name="gr4" draw:text-style-name="P2" draw:layer="layout" svg:x1="13.75cm" svg:y1="18.75cm" svg:x2="14.5cm" svg:y2="18.75cm">
          <text:p/>
        </draw:line>
        <draw:line draw:style-name="gr4" draw:text-style-name="P2" draw:layer="layout" svg:x1="13.75cm" svg:y1="19.25cm" svg:x2="14.5cm" svg:y2="19.25cm">
          <text:p/>
        </draw:line>
        <draw:line draw:style-name="gr4" draw:text-style-name="P2" draw:layer="layout" svg:x1="13.75cm" svg:y1="19.75cm" svg:x2="14.5cm" svg:y2="19.75cm">
          <text:p/>
        </draw:line>
        <draw:line draw:style-name="gr3" draw:text-style-name="P2" draw:layer="layout" svg:x1="13cm" svg:y1="12.75cm" svg:x2="13cm" svg:y2="15.25cm">
          <text:p/>
        </draw:line>
        <draw:line draw:style-name="gr4" draw:text-style-name="P2" draw:layer="layout" svg:x1="13cm" svg:y1="13.75cm" svg:x2="13.75cm" svg:y2="13.75cm">
          <text:p/>
        </draw:line>
        <draw:line draw:style-name="gr4" draw:text-style-name="P2" draw:layer="layout" svg:x1="13cm" svg:y1="14.25cm" svg:x2="13.75cm" svg:y2="14.25cm">
          <text:p/>
        </draw:line>
        <draw:line draw:style-name="gr4" draw:text-style-name="P2" draw:layer="layout" svg:x1="13cm" svg:y1="14.75cm" svg:x2="13.75cm" svg:y2="14.75cm">
          <text:p/>
        </draw:line>
        <draw:line draw:style-name="gr4" draw:text-style-name="P2" draw:layer="layout" svg:x1="12.25cm" svg:y1="14.25cm" svg:x2="13cm" svg:y2="14.25cm">
          <text:p/>
        </draw:line>
        <draw:frame draw:style-name="gr6" draw:text-style-name="P4" draw:layer="layout" svg:width="5.25cm" svg:height="0.569cm" svg:x="14cm" svg:y="14.431cm">
          <draw:text-box>
            <text:p text:style-name="P3"><text:span text:style-name="T1">Busqueda datos del ISBN por OCR </text:span></text:p>
          </draw:text-box>
        </draw:frame>
        <draw:frame draw:style-name="gr6" draw:text-style-name="P4" draw:layer="layout" svg:width="5.25cm" svg:height="0.569cm" svg:x="14.033cm" svg:y="13.885cm">
          <draw:text-box>
            <text:p text:style-name="P3"><text:span text:style-name="T1">Busqueda del año por OCR </text:span></text:p>
          </draw:text-box>
        </draw:frame>
        <draw:line draw:style-name="gr4" draw:text-style-name="P2" draw:layer="layout" svg:x1="13cm" svg:y1="13.25cm" svg:x2="13.75cm" svg:y2="13.25cm">
          <text:p/>
        </draw:line>
        <draw:frame draw:style-name="gr6" draw:text-style-name="P4" draw:layer="layout" svg:width="6cm" svg:height="0.569cm" svg:x="14cm" svg:y="12.931cm">
          <draw:text-box>
            <text:p text:style-name="P3"><text:span text:style-name="T1">Busqueda de la serie por nombre fichero </text:span></text:p>
          </draw:text-box>
        </draw:frame>
        <draw:frame draw:style-name="gr11" draw:text-style-name="P9" draw:layer="layout" svg:width="6cm" svg:height="0.569cm" svg:x="14cm" svg:y="13.431cm">
          <draw:text-box>
            <text:p text:style-name="P8"><text:span text:style-name="T2">Busqueda </text:span><text:span text:style-name="T1">del año por nombre fichero</text:span></text:p>
          </draw:text-box>
        </draw:frame>
        <draw:frame draw:style-name="gr6" draw:text-style-name="P4" draw:layer="layout" svg:width="5.25cm" svg:height="0.569cm" svg:x="14.5cm" svg:y="18.5cm">
          <draw:text-box>
            <text:p text:style-name="P3"><text:span text:style-name="T1">Eliminacion por patron de nombres <text:s/></text:span></text:p>
          </draw:text-box>
        </draw:frame>
        <draw:frame draw:style-name="gr6" draw:text-style-name="P4" draw:layer="layout" svg:width="5.5cm" svg:height="0.569cm" svg:x="14.5cm" svg:y="19cm">
          <draw:text-box>
            <text:p text:style-name="P3"><text:span text:style-name="T1">Eliminacion por comparacion imagenes </text:span></text:p>
          </draw:text-box>
        </draw:frame>
        <draw:frame draw:style-name="gr6" draw:text-style-name="P4" draw:layer="layout" svg:width="5.5cm" svg:height="0.569cm" svg:x="14.5cm" svg:y="19.5cm">
          <draw:text-box>
            <text:p text:style-name="P3"><text:span text:style-name="T1">Eliminacion por diferencia nombres </text:span></text:p>
          </draw:text-box>
        </draw:frame>
        <draw:frame draw:style-name="gr5" draw:text-style-name="P4" draw:layer="layout" svg:width="5.75cm" svg:height="0.569cm" svg:x="6.75cm" svg:y="23.75cm">
          <draw:text-box>
            <text:p text:style-name="P3"><text:span text:style-name="T1">Guardo la portada para el cache </text:span></text:p>
          </draw:text-box>
        </draw:frame>
        <draw:line draw:style-name="gr7" draw:text-style-name="P2" draw:layer="layout" svg:x1="3.5cm" svg:y1="16.25cm" svg:x2="4.25cm" svg:y2="16.25cm">
          <text:p/>
        </draw:line>
        <draw:frame draw:style-name="gr6" draw:text-style-name="P4" draw:layer="layout" svg:width="7.75cm" svg:height="0.569cm" svg:x="4.5cm" svg:y="16cm">
          <draw:text-box>
            <text:p text:style-name="P3"><text:span text:style-name="T1">Creo XML de la serie y lo añado al XML del volumen</text:span></text:p>
          </draw:text-box>
        </draw:frame>
        <draw:frame draw:style-name="gr6" draw:text-style-name="P4" draw:layer="layout" svg:width="7.75cm" svg:height="0.569cm" svg:x="4.5cm" svg:y="15.501cm">
          <draw:text-box>
            <text:p text:style-name="P3"><text:span text:style-name="T1">Creo fichero cvinfo (para Comicrack)</text:span></text:p>
          </draw:text-box>
        </draw:frame>
        <draw:frame draw:style-name="gr6" draw:text-style-name="P4" draw:layer="layout" svg:width="11.75cm" svg:height="0.569cm" svg:x="6.75cm" svg:y="24.264cm">
          <draw:text-box>
            <text:p text:style-name="P3"><text:span text:style-name="T1">Creo XML del comic y los añado al XML del volumen</text:span></text:p>
          </draw:text-box>
        </draw:frame>
        <draw:line draw:style-name="gr7" draw:text-style-name="P2" draw:layer="layout" svg:x1="5.75cm" svg:y1="24.502cm" svg:x2="6.5cm" svg:y2="24.502cm">
          <text:p/>
        </draw:line>
        <draw:line draw:style-name="gr7" draw:text-style-name="P2" draw:layer="layout" svg:x1="3.5cm" svg:y1="25.75cm" svg:x2="4.25cm" svg:y2="25.75cm">
          <text:p/>
        </draw:line>
        <draw:frame draw:style-name="gr5" draw:text-style-name="P4" draw:layer="layout" svg:width="5.75cm" svg:height="0.569cm" svg:x="4.25cm" svg:y="25.431cm">
          <draw:text-box>
            <text:p text:style-name="P3"><text:span text:style-name="T1">Creo fichero XML de serie + comic</text:span></text:p>
          </draw:text-box>
        </draw:frame>
        <draw:line draw:style-name="gr7" draw:text-style-name="P2" draw:layer="layout" svg:x1="3.5cm" svg:y1="26.25cm" svg:x2="4.25cm" svg:y2="26.25cm">
          <text:p/>
        </draw:line>
        <draw:frame draw:style-name="gr6" draw:text-style-name="P4" draw:layer="layout" svg:width="11.75cm" svg:height="0.569cm" svg:x="4.25cm" svg:y="25.931cm">
          <draw:text-box>
            <text:p text:style-name="P3"><text:span text:style-name="T1">Muevo el volumen dependiendo de la configuracion</text:span></text:p>
          </draw:text-box>
        </draw:frame>
        <draw:frame draw:style-name="gr12" draw:text-style-name="P11" draw:layer="layout" svg:width="18cm" svg:height="1cm" svg:x="1.5cm" svg:y="1.25cm">
          <draw:text-box>
            <text:p text:style-name="P10">SCRIPT PROCESAMIENTO COMIC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0T20:29:18.025000000</meta:creation-date>
    <dc:date>2022-08-20T21:52:51.474000000</dc:date>
    <meta:editing-duration>PT39M51S</meta:editing-duration>
    <meta:editing-cycles>3</meta:editing-cycles>
    <meta:generator>LibreOffice/7.3.5.2$Windows_X86_64 LibreOffice_project/184fe81b8c8c30d8b5082578aee2fed2ea847c01</meta:generator>
    <meta:print-date>2022-08-20T21:15:07.331000000</meta:print-date>
    <meta:document-statistic meta:object-count="92"/>
  </office:meta>
</office:document-meta>
</file>